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D4DE0273BC2B5918.png" manifest:media-type="image/png"/>
  <manifest:file-entry manifest:full-path="Pictures/10000201000000400000004066B7FB188B8ACC09.png" manifest:media-type="image/png"/>
  <manifest:file-entry manifest:full-path="Pictures/1000000000000050000000502F005DAF8685D4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erial2" svg:font-family="Aerial" style:font-pitch="variable"/>
    <style:font-face style:name="Aerial1" svg:font-family="Aerial" style:font-adornments="Bold" style:font-pitch="variable"/>
    <style:font-face style:name="Aerial" svg:font-family="Aerial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in" fo:margin-left="0.0299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3.437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444in"/>
    </style:style>
    <style:style style:name="Table1.4" style:family="table-row">
      <style:table-row-properties style:min-row-height="0.3188in"/>
    </style:style>
    <style:style style:name="Table2" style:family="table">
      <style:table-properties style:width="5.8194in" fo:margin-left="1.4764in" table:align="left"/>
    </style:style>
    <style:style style:name="Table2.A" style:family="table-column">
      <style:table-column-properties style:column-width="1.5139in"/>
    </style:style>
    <style:style style:name="Table2.B" style:family="table-column">
      <style:table-column-properties style:column-width="4.3056in"/>
    </style:style>
    <style:style style:name="Table3" style:family="table">
      <style:table-properties style:width="5.8194in" fo:margin-left="1.4764in" table:align="left"/>
    </style:style>
    <style:style style:name="Table3.A" style:family="table-column">
      <style:table-column-properties style:column-width="1.5139in"/>
    </style:style>
    <style:style style:name="Table3.B" style:family="table-column">
      <style:table-column-properties style:column-width="4.3056in"/>
    </style:style>
    <style:style style:name="Table4" style:family="table">
      <style:table-properties style:width="5.7917in" fo:margin-left="1.5181in" table:align="left"/>
    </style:style>
    <style:style style:name="Table4.A" style:family="table-column">
      <style:table-column-properties style:column-width="1.4722in"/>
    </style:style>
    <style:style style:name="Table4.B" style:family="table-column">
      <style:table-column-properties style:column-width="4.3194in"/>
    </style:style>
    <style:style style:name="P1" style:family="paragraph" style:parent-style-name="Standard">
      <style:paragraph-properties fo:line-height="100%"/>
      <style:text-properties fo:language="en" fo:country="US" officeooo:paragraph-rsid="005a98b3" style:font-name-asian="Droid Sans Fallback" style:font-name-complex="FreeSans" style:font-size-complex="18.2000007629395pt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language="en" fo:country="US" officeooo:paragraph-rsid="004a0044"/>
    </style:style>
    <style:style style:name="P4" style:family="paragraph" style:parent-style-name="Table_20_Contents">
      <style:paragraph-properties fo:line-height="100%"/>
      <style:text-properties fo:language="en" fo:country="US" officeooo:rsid="0034bbc9" officeooo:paragraph-rsid="004b59cf" style:font-name-asian="Droid Sans Fallback" style:font-name-complex="FreeSans" style:font-size-complex="18.2000007629395pt"/>
    </style:style>
    <style:style style:name="P5" style:family="paragraph" style:parent-style-name="Table_20_Contents">
      <style:text-properties fo:language="en" fo:country="US" officeooo:paragraph-rsid="00291fb0" style:font-name-asian="Droid Sans Fallback" style:font-name-complex="FreeSans" style:font-size-complex="18.2000007629395pt"/>
    </style:style>
    <style:style style:name="P6" style:family="paragraph" style:parent-style-name="Table_20_Contents">
      <style:text-properties fo:language="en" fo:country="US" officeooo:rsid="00291fb0" officeooo:paragraph-rsid="00331e7b" style:font-name-asian="Droid Sans Fallback" style:font-name-complex="FreeSans" style:font-size-complex="18.2000007629395pt"/>
    </style:style>
    <style:style style:name="P7" style:family="paragraph" style:parent-style-name="Table_20_Contents">
      <style:text-properties fo:language="en" fo:country="US" officeooo:paragraph-rsid="002c4667" style:font-name-asian="Droid Sans Fallback" style:font-name-complex="FreeSans" style:font-size-complex="18.2000007629395pt"/>
    </style:style>
    <style:style style:name="P8" style:family="paragraph" style:parent-style-name="Table_20_Contents">
      <style:text-properties fo:language="en" fo:country="US" officeooo:paragraph-rsid="002d7dd6" style:font-name-asian="Droid Sans Fallback" style:font-name-complex="FreeSans" style:font-size-complex="18.2000007629395pt"/>
    </style:style>
    <style:style style:name="P9" style:family="paragraph" style:parent-style-name="Table_20_Contents">
      <style:text-properties fo:language="en" fo:country="US" officeooo:paragraph-rsid="0057534f"/>
    </style:style>
    <style:style style:name="P10" style:family="paragraph" style:parent-style-name="Table_20_Contents">
      <style:text-properties fo:language="en" fo:country="US" officeooo:rsid="0007ddb5" officeooo:paragraph-rsid="0007ddb5"/>
    </style:style>
    <style:style style:name="P11" style:family="paragraph" style:parent-style-name="Table_20_Contents">
      <style:text-properties fo:language="en" fo:country="US" officeooo:rsid="000ba2ff" officeooo:paragraph-rsid="000ba2ff"/>
    </style:style>
    <style:style style:name="P12" style:family="paragraph" style:parent-style-name="Table_20_Contents">
      <style:text-properties fo:language="en" fo:country="US" officeooo:paragraph-rsid="000f216e"/>
    </style:style>
    <style:style style:name="P13" style:family="paragraph" style:parent-style-name="Table_20_Contents">
      <style:text-properties fo:language="en" fo:country="US" officeooo:rsid="00177a91" officeooo:paragraph-rsid="002244ee"/>
    </style:style>
    <style:style style:name="P14" style:family="paragraph" style:parent-style-name="Table_20_Contents">
      <style:text-properties fo:language="en" fo:country="US" officeooo:rsid="00177a91" officeooo:paragraph-rsid="00177a91"/>
    </style:style>
    <style:style style:name="P15" style:family="paragraph" style:parent-style-name="Table_20_Contents">
      <style:text-properties fo:language="en" fo:country="US" officeooo:rsid="005a98b3" officeooo:paragraph-rsid="005a98b3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311251"/>
    </style:style>
    <style:style style:name="P17" style:family="paragraph" style:parent-style-name="Table_20_Contents">
      <style:paragraph-properties fo:line-height="100%" fo:text-align="start" style:justify-single-word="false"/>
      <style:text-properties fo:font-size="11pt" fo:language="en" fo:country="US" officeooo:rsid="0034bbc9" officeooo:paragraph-rsid="005a98b3" style:font-name-asian="Droid Sans Fallback" style:font-size-asian="11pt" style:font-name-complex="FreeSans" style:font-size-complex="18.2000007629395pt"/>
    </style:style>
    <style:style style:name="P18" style:family="paragraph" style:parent-style-name="Table_20_Contents">
      <style:text-properties fo:font-size="11pt" fo:language="en" fo:country="US" officeooo:rsid="000f216e" officeooo:paragraph-rsid="005a98b3" style:font-size-asian="11pt" style:font-size-complex="11pt"/>
    </style:style>
    <style:style style:name="P19" style:family="paragraph" style:parent-style-name="Table_20_Contents">
      <style:text-properties fo:font-size="11pt" fo:language="en" fo:country="US" officeooo:paragraph-rsid="000f216e" style:font-size-asian="11pt" style:font-size-complex="11pt"/>
    </style:style>
    <style:style style:name="P20" style:family="paragraph" style:parent-style-name="Table_20_Contents">
      <style:text-properties style:font-name="DejaVu Sans" fo:font-size="11pt" fo:language="en" fo:country="US" fo:font-weight="normal" officeooo:rsid="000ba2ff" officeooo:paragraph-rsid="000e0161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DejaVu Sans" fo:font-size="11pt" fo:language="en" fo:country="US" fo:font-weight="normal" officeooo:rsid="005a98b3" officeooo:paragraph-rsid="000ba2ff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left="0in" fo:margin-right="-0.5618in" fo:text-indent="0in" style:auto-text-indent="false" text:number-lines="false" text:line-number="0"/>
      <style:text-properties fo:language="en" fo:country="US" officeooo:paragraph-rsid="00213fa6"/>
    </style:style>
    <style:style style:name="P23" style:family="paragraph" style:parent-style-name="Section_20_Name">
      <style:paragraph-properties fo:text-align="center" style:justify-single-word="false"/>
      <style:text-properties fo:font-size="11pt" fo:language="en" fo:country="US" officeooo:rsid="005a98b3" officeooo:paragraph-rsid="005a98b3" style:font-size-asian="11pt" style:font-size-complex="11pt"/>
    </style:style>
    <style:style style:name="P24" style:family="paragraph" style:parent-style-name="Section_20_Name">
      <style:text-properties fo:language="en" fo:country="US"/>
    </style:style>
    <style:style style:name="P25" style:family="paragraph" style:parent-style-name="Section_20_Name">
      <style:text-properties fo:language="en" fo:country="US" officeooo:rsid="00331e7b" officeooo:paragraph-rsid="002ef263"/>
    </style:style>
    <style:style style:name="P26" style:family="paragraph" style:parent-style-name="Table_20_Heading">
      <style:text-properties fo:language="en" fo:country="US"/>
    </style:style>
    <style:style style:name="P27" style:family="paragraph" style:parent-style-name="Table_20_Heading">
      <style:paragraph-properties fo:text-align="start" style:justify-single-word="false"/>
      <style:text-properties fo:language="en" fo:country="US"/>
    </style:style>
    <style:style style:name="P28" style:family="paragraph" style:parent-style-name="Table_20_Heading">
      <style:paragraph-properties fo:text-align="start" style:justify-single-word="false"/>
      <style:text-properties fo:language="en" fo:country="US" officeooo:paragraph-rsid="004b59cf"/>
    </style:style>
    <style:style style:name="P29" style:family="paragraph" style:parent-style-name="Table_20_Heading">
      <style:paragraph-properties fo:text-align="start" style:justify-single-word="false"/>
      <style:text-properties fo:language="en" fo:country="US" officeooo:rsid="004d4daa"/>
    </style:style>
    <style:style style:name="P30" style:family="paragraph" style:parent-style-name="Table_20_Heading">
      <style:paragraph-properties fo:text-align="start" style:justify-single-word="false"/>
      <style:text-properties fo:language="en" fo:country="US" officeooo:rsid="000a1050" officeooo:paragraph-rsid="000ba2ff"/>
    </style:style>
    <style:style style:name="P31" style:family="paragraph" style:parent-style-name="Table_20_Heading">
      <style:paragraph-properties fo:text-align="start" style:justify-single-word="false"/>
      <style:text-properties fo:language="en" fo:country="US" officeooo:rsid="001f0939" officeooo:paragraph-rsid="004feb91"/>
    </style:style>
    <style:style style:name="P32" style:family="paragraph" style:parent-style-name="Table_20_Heading">
      <style:paragraph-properties fo:text-align="start" style:justify-single-word="false"/>
      <style:text-properties fo:language="en" fo:country="US" officeooo:rsid="00156851" officeooo:paragraph-rsid="004feb91"/>
    </style:style>
    <style:style style:name="P33" style:family="paragraph" style:parent-style-name="Table_20_Heading">
      <style:paragraph-properties fo:text-align="start" style:justify-single-word="false"/>
      <style:text-properties fo:language="en" fo:country="US" officeooo:rsid="00291fb0" officeooo:paragraph-rsid="00291fb0"/>
    </style:style>
    <style:style style:name="P34" style:family="paragraph" style:parent-style-name="Table_20_Heading">
      <style:paragraph-properties fo:text-align="start" style:justify-single-word="false"/>
      <style:text-properties fo:language="en" fo:country="US" officeooo:rsid="00291fb0" officeooo:paragraph-rsid="005a98b3"/>
    </style:style>
    <style:style style:name="P35" style:family="paragraph" style:parent-style-name="Table_20_Heading">
      <style:text-properties fo:language="en" fo:country="US" officeooo:rsid="005a98b3" officeooo:paragraph-rsid="005a98b3"/>
    </style:style>
    <style:style style:name="P36" style:family="paragraph" style:parent-style-name="Table_20_Heading">
      <style:paragraph-properties fo:text-align="start" style:justify-single-word="false"/>
      <style:text-properties fo:language="en" fo:country="US" officeooo:rsid="005a98b3" officeooo:paragraph-rsid="005a98b3"/>
    </style:style>
    <style:style style:name="P37" style:family="paragraph" style:parent-style-name="Table_20_Heading">
      <style:paragraph-properties fo:text-align="start" style:justify-single-word="false"/>
      <style:text-properties fo:language="en" fo:country="US" officeooo:rsid="005bb156" officeooo:paragraph-rsid="005bb156"/>
    </style:style>
    <style:style style:name="P38" style:family="paragraph" style:parent-style-name="Table_20_Heading">
      <style:paragraph-properties fo:text-align="start" style:justify-single-word="false"/>
      <style:text-properties fo:font-size="11pt" fo:language="en" fo:country="US" officeooo:rsid="0034bbc9" officeooo:paragraph-rsid="004b59cf" style:font-size-asian="11pt" style:font-size-complex="11pt"/>
    </style:style>
    <style:style style:name="P39" style:family="paragraph" style:parent-style-name="Table_20_Heading">
      <style:paragraph-properties fo:text-align="start" style:justify-single-word="false"/>
      <style:text-properties fo:font-size="11pt" fo:language="en" fo:country="US" officeooo:rsid="0034bbc9" officeooo:paragraph-rsid="004d4daa" style:font-name-asian="Droid Sans Fallback" style:font-size-asian="11pt" style:font-name-complex="FreeSans" style:font-size-complex="18.2000007629395pt"/>
    </style:style>
    <style:style style:name="P40" style:family="paragraph" style:parent-style-name="Heading_20_3">
      <style:text-properties fo:language="en" fo:country="US" officeooo:rsid="00637cbd" officeooo:paragraph-rsid="00637cbd"/>
    </style:style>
    <style:style style:name="P41" style:family="paragraph" style:parent-style-name="Section_20_Name">
      <style:text-properties fo:language="en" fo:country="US" officeooo:rsid="0005655f" officeooo:paragraph-rsid="004e6fc2"/>
    </style:style>
    <style:style style:name="P42" style:family="paragraph" style:parent-style-name="Section_20_Name">
      <style:text-properties fo:language="en" fo:country="US" officeooo:rsid="000a1050" officeooo:paragraph-rsid="001ce341"/>
    </style:style>
    <style:style style:name="P43" style:family="paragraph" style:parent-style-name="Section_20_Name">
      <style:paragraph-properties fo:text-align="center" style:justify-single-word="false"/>
      <style:text-properties fo:font-size="11pt" fo:language="en" fo:country="US" officeooo:rsid="005a98b3" officeooo:paragraph-rsid="005a98b3" style:font-size-asian="11pt" style:font-size-complex="11pt"/>
    </style:style>
    <style:style style:name="P44" style:family="paragraph" style:parent-style-name="Standard">
      <style:text-properties style:font-name="Aerial2" fo:font-size="24pt" fo:language="en" fo:country="US" fo:font-weight="bold" officeooo:rsid="00637cbd" officeooo:paragraph-rsid="00637cbd" style:font-weight-asian="bold" style:font-weight-complex="bold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11pt" officeooo:rsid="005a98b3" style:font-size-asian="11pt" style:font-size-complex="11pt"/>
    </style:style>
    <style:style style:name="T2" style:family="text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T3" style:family="text">
      <style:text-properties officeooo:rsid="000e0161"/>
    </style:style>
    <style:style style:name="T4" style:family="text">
      <style:text-properties style:font-name="DejaVu Sans" fo:font-size="11pt" fo:font-weight="normal" officeooo:rsid="005a98b3" style:font-size-asian="11pt" style:font-weight-asian="normal" style:font-size-complex="11pt" style:font-weight-complex="normal"/>
    </style:style>
    <style:style style:name="T5" style:family="text">
      <style:text-properties officeooo:rsid="0018ed33"/>
    </style:style>
    <style:style style:name="T6" style:family="text">
      <style:text-properties officeooo:rsid="001f0939"/>
    </style:style>
    <style:style style:name="T7" style:family="text">
      <style:text-properties officeooo:rsid="001f4557"/>
    </style:style>
    <style:style style:name="T8" style:family="text">
      <style:text-properties officeooo:rsid="00291fb0"/>
    </style:style>
    <style:style style:name="T9" style:family="text">
      <style:text-properties officeooo:rsid="002c4667"/>
    </style:style>
    <style:style style:name="T10" style:family="text">
      <style:text-properties officeooo:rsid="002d7dd6"/>
    </style:style>
    <style:style style:name="T11" style:family="text">
      <style:text-properties officeooo:rsid="002fb565"/>
    </style:style>
    <style:style style:name="T12" style:family="text">
      <style:text-properties officeooo:rsid="00374150"/>
    </style:style>
    <style:style style:name="T13" style:family="text">
      <style:text-properties style:text-position="0% 100%" fo:font-style="normal" style:text-underline-style="none" fo:font-weight="bold" officeooo:rsid="005a98b3" style:font-style-asian="normal" style:font-weight-asian="bold" style:font-style-complex="normal" style:font-weight-complex="bold"/>
    </style:style>
    <style:style style:name="T14" style:family="text">
      <style:text-properties style:font-name="Dingbats" fo:font-size="11pt" fo:font-weight="normal" officeooo:rsid="003e3789" style:font-size-asian="11pt" style:font-weight-asian="normal" style:font-size-complex="11pt" style:font-weight-complex="normal"/>
    </style:style>
    <style:style style:name="T15" style:family="text">
      <style:text-properties style:font-name="Dingbats" officeooo:rsid="003e3789"/>
    </style:style>
    <style:style style:name="T16" style:family="text">
      <style:text-properties style:font-name="Dingbats" officeooo:rsid="003ed51d"/>
    </style:style>
    <style:style style:name="T17" style:family="text">
      <style:text-properties style:font-name="Dingbats" officeooo:rsid="003e3789" style:font-name-asian="Droid Sans Fallback" style:font-name-complex="FreeSans" style:font-size-complex="18.2000007629395pt"/>
    </style:style>
    <style:style style:name="T18" style:family="text">
      <style:text-properties officeooo:rsid="003ed51d"/>
    </style:style>
    <style:style style:name="T19" style:family="text">
      <style:text-properties officeooo:rsid="003fa382"/>
    </style:style>
    <style:style style:name="T20" style:family="text">
      <style:text-properties officeooo:rsid="002fb565" style:font-name-asian="Droid Sans Fallback" style:font-name-complex="FreeSans" style:font-size-complex="18.2000007629395pt"/>
    </style:style>
    <style:style style:name="T21" style:family="text">
      <style:text-properties officeooo:rsid="005a98b3" style:font-name-asian="Droid Sans Fallback" style:font-name-complex="FreeSans" style:font-size-complex="18.2000007629395pt"/>
    </style:style>
    <style:style style:name="T22" style:family="text">
      <style:text-properties officeooo:rsid="004a0044"/>
    </style:style>
    <style:style style:name="T23" style:family="text">
      <style:text-properties officeooo:rsid="00536f1d"/>
    </style:style>
    <style:style style:name="T24" style:family="text">
      <style:text-properties officeooo:rsid="005a98b3"/>
    </style:style>
    <style:style style:name="T25" style:family="text">
      <style:text-properties officeooo:rsid="005bb156"/>
    </style:style>
    <style:style style:name="T26" style:family="text">
      <style:text-properties officeooo:rsid="005c486d"/>
    </style:style>
    <style:style style:name="T27" style:family="text">
      <style:text-properties officeooo:rsid="005db99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0.06pt solid #336699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6" svg:stroke-width="0.0098in" draw:stroke-linejoin="bevel" draw:fill="none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2" draw:name="Image5" text:anchor-type="paragraph" svg:x="5.4in" svg:y="0.05in" svg:width="1.3972in" svg:height="2.3071in" draw:z-index="9"><draw:image xlink:href="../../../Pictures/20170414_083529.jpg" xlink:type="simple" xlink:show="embed" xlink:actuate="onLoad" draw:filter-name="&lt;All formats&gt;"/></draw:frame><draw:rect text:anchor-type="paragraph" draw:z-index="3" draw:style-name="gr1" draw:text-style-name="P45" svg:width="1.4795in" svg:height="2.3949in" svg:x="5.3528in" svg:y="0.0118in"><text:p/></draw:rect>William Cullian</text:p>
      <text:h text:style-name="P40" text:outline-level="3"><draw:frame draw:style-name="fr3" draw:name="Image4" text:anchor-type="paragraph" svg:x="1.2984in" svg:y="1.1846in" svg:width="0.2634in" svg:height="0.2634in" draw:z-index="1"><draw:image xlink:href="Pictures/100002010000004000000040D4DE0273BC2B5918.png" xlink:type="simple" xlink:show="embed" xlink:actuate="onLoad"/></draw:frame>Software Developer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draw:frame draw:style-name="fr3" draw:name="Image3" text:anchor-type="paragraph" svg:x="1.2516in" svg:y="0.4689in" svg:width="0.2217in" svg:height="0.2744in" draw:z-index="0"><draw:image xlink:href="Pictures/10000201000000400000004066B7FB188B8ACC09.png" xlink:type="simple" xlink:show="embed" xlink:actuate="onLoad"/></draw:frame>Address<draw:frame draw:style-name="fr4" draw:name="Image2" text:anchor-type="char" svg:x="1.2429in" svg:y="0.0138in" svg:width="0.2508in" svg:height="0.2866in" draw:z-index="2"><draw:image xlink:href="Pictures/1000000000000050000000502F005DAF8685D46D.png" xlink:type="simple" xlink:show="embed" xlink:actuate="onLoad"/></draw:frame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Your address goes here..</text:p>
          </table:table-cell>
        </table:table-row>
        <table:table-row table:style-name="Table1.2">
          <table:table-cell table:style-name="Table1.A1" office:value-type="string">
            <text:p text:style-name="P35">Phon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Phone number here..</text:p>
          </table:table-cell>
        </table:table-row>
        <table:table-row>
          <table:table-cell table:style-name="Table1.A1" office:value-type="string">
            <text:p text:style-name="P26">E-mai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E-mail address here</text:p>
          </table:table-cell>
        </table:table-row>
        <table:table-row table:style-name="Table1.4">
          <table:table-cell table:style-name="Table1.A1" office:value-type="string">
            <text:p text:style-name="P35">Age</text:p>
          </table:table-cell>
          <table:table-cell table:style-name="Table1.A1" table:number-columns-spanned="2" office:value-type="string">
            <text:p text:style-name="P10">21 – <text:span text:style-name="T24">birth-date goes here..</text:span></text:p>
          </table:table-cell>
          <table:covered-table-cell/>
        </table:table-row>
      </table:table>
      <text:h text:style-name="P41" text:outline-level="1"><draw:line text:anchor-type="paragraph" draw:z-index="4" draw:style-name="gr1" draw:text-style-name="P45" svg:x1="5.3528in" svg:y1="0.1949in" svg:x2="0.0193in" svg:y2="0.1949in"><text:p/></draw:line><text:tab/><text:tab/></text:h>
      <text:h text:style-name="P41" text:outline-level="1"><draw:frame draw:style-name="fr1" draw:name="Frame2" text:anchor-type="paragraph" svg:x="-0.5098in" svg:y="0.5091in" svg:width="1.7728in" draw:z-index="6"><draw:text-box fo:min-height="7.0874in"><text:p text:style-name="P23">Languages and<text:line-break/>general knowledge</text:p><text:p text:style-name="P28"><text:span text:style-name="T11">L</text:span>angu<text:span text:style-name="T24">ages</text:span>: </text:p><text:p text:style-name="P3"><text:span text:style-name="T17">F </text:span><text:span text:style-name="T20">Arab</text:span><text:span text:style-name="T21">ic</text:span><text:span text:style-name="T20">: </text:span><text:span text:style-name="T21">native</text:span></text:p><text:p text:style-name="P3"><text:span text:style-name="T15">F </text:span><text:span text:style-name="T24">French</text:span>: <text:span text:style-name="T24">fluent</text:span></text:p><text:p text:style-name="P3"><text:span text:style-name="T15">F </text:span><text:span text:style-name="T22">English:</text:span> <text:span text:style-name="T24">fluent</text:span></text:p><text:p text:style-name="P3"/><text:p text:style-name="P28"><text:span text:style-name="T24">General knowledge</text:span>:</text:p><text:p text:style-name="P16">marketing, management of enterprises</text:p><text:p text:style-name="P23">Projects and<text:line-break/>Interests</text:p><text:p text:style-name="P38"><text:span text:style-name="T24">Projects done</text:span>:</text:p><text:p text:style-name="P1"><text:span text:style-name="T15"><text:s/>F </text:span><text:span text:style-name="T12">Python3 and Sqlite3 <text:s/>application</text:span></text:p><text:p text:style-name="P4"><text:s/><text:span text:style-name="T15">F </text:span><text:span text:style-name="T24">Matlab a</text:span>pplication</text:p><text:p text:style-name="P17"><text:span text:style-name="T24">Biometric application for detection of iris</text:span> </text:p><text:p text:style-name="P17"><text:span text:style-name="T15">F </text:span><text:span text:style-name="T23">C# .NET application for inventory management</text:span></text:p><text:p text:style-name="P39"/><text:p text:style-name="P29">Int<text:span text:style-name="T24">erests</text:span>:</text:p><text:p text:style-name="P2"><text:s/><text:span text:style-name="T15">F</text:span><text:span text:style-name="T16"> </text:span><text:span text:style-name="T18">Cr</text:span>yptograph<text:span text:style-name="T24">y</text:span></text:p><text:p text:style-name="P9"><text:s/><text:span text:style-name="T15">F</text:span> <text:span text:style-name="T19">Open Source<text:line-break/> </text:span><text:span text:style-name="T15">F</text:span> <text:span text:style-name="T24">Information Security</text:span></text:p></draw:text-box></draw:frame><draw:line text:anchor-type="paragraph" draw:z-index="7" draw:style-name="gr2" draw:text-style-name="P46" svg:x1="1.9886in" svg:y1="0.4102in" svg:x2="6.6252in" svg:y2="0.4102in"><text:p/></draw:line><text:tab/><text:tab/><text:span text:style-name="T24">Professional Experiences</text:span>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6">First Internship</text:p>
          </table:table-cell>
          <table:table-cell office:value-type="string">
            <text:p text:style-name="P11"><text:span text:style-name="T2"><text:s/></text:span><text:span text:style-name="T14">F </text:span><text:span text:style-name="T4">Description of your first internship</text:span></text:p>
            <text:p text:style-name="P21">…...</text:p>
            <text:p text:style-name="P20"><text:s/><text:span text:style-name="T24">Tools used</text:span>: PHP(5.3),SQL/MySQL,</text:p>
            <text:p text:style-name="P20"><text:s/>Javascript/jQuery, Bootstrap CSS<text:span text:style-name="T3">3</text:span>, HTML5....</text:p>
          </table:table-cell>
        </table:table-row>
        <table:table-row>
          <table:table-cell office:value-type="string">
            <text:p text:style-name="P30"><text:span text:style-name="T26">Second Internship </text:span><text:s/></text:p>
          </table:table-cell>
          <table:table-cell office:value-type="string">
            <text:p text:style-name="P12"><text:s/><text:span text:style-name="T15">F </text:span><text:span text:style-name="T1">Description1 of the second internship</text:span></text:p>
            <text:p text:style-name="P18"><text:s/><text:span text:style-name="T15">F </text:span><text:span text:style-name="T24">Description2 of the second internship</text:span></text:p>
            <text:p text:style-name="P19"><text:s/><text:span text:style-name="T24">Tools used: Apache Web Server(2.2), Cisco Packet Tracer.</text:span></text:p>
          </table:table-cell>
        </table:table-row>
      </table:table>
      <text:h text:style-name="P42" text:outline-level="1"><draw:line text:anchor-type="paragraph" draw:z-index="5" draw:style-name="gr2" draw:text-style-name="P46" svg:x1="2.0024in" svg:y1="0.4185in" svg:x2="6.639in" svg:y2="0.4185in"><text:p/></draw:line><text:tab/><text:tab/><text:span text:style-name="T24">Education</text:span></text:h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31">Septemb<text:span text:style-name="T24">er</text:span> </text:p>
            <text:p text:style-name="P32">201<text:span text:style-name="T6">2</text:span> – <text:span text:style-name="T7">2017 </text:span></text:p>
          </table:table-cell>
          <table:table-cell office:value-type="string">
            <text:p text:style-name="P13"><text:s/><text:span text:style-name="T24">Engineer's Degree</text:span></text:p>
            <text:p text:style-name="P14"><text:s/><text:span text:style-name="T13">Computer Science</text:span></text:p>
            <text:p text:style-name="P14"><text:s/><text:span text:style-name="T24">National School of Applied Sciences</text:span></text:p>
            <text:p text:style-name="P14"><text:s/>Ibn Tofail <text:span text:style-name="T24">University</text:span>. Kénitra, M<text:span text:style-name="T24">orocco</text:span></text:p>
          </table:table-cell>
        </table:table-row>
        <table:table-row>
          <table:table-cell office:value-type="string">
            <text:p text:style-name="P27">Ju<text:span text:style-name="T25">ne</text:span> 2012 </text:p>
          </table:table-cell>
          <table:table-cell office:value-type="string">
            <text:p text:style-name="P2"><text:s/><text:span text:style-name="T24">Scientific Baccalaureate– Distinction</text:span></text:p>
            <text:p text:style-name="P22"><text:s/><text:span text:style-name="T5">Emile Anouar High School. Meknès, Morocco</text:span></text:p>
          </table:table-cell>
        </table:table-row>
      </table:table>
      <text:p text:style-name="P24"><draw:line text:anchor-type="paragraph" draw:z-index="8" draw:style-name="gr2" draw:text-style-name="P46" svg:x1="2.0161in" svg:y1="0.4047in" svg:x2="6.6535in" svg:y2="0.4047in"><text:p/></draw:line><text:tab/><text:tab/><text:span text:style-name="T24">Skills</text:span>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34"><text:span text:style-name="T24">Operating Systems</text:span> </text:p>
          </table:table-cell>
          <table:table-cell office:value-type="string">
            <text:p text:style-name="P5"><text:s/><text:span text:style-name="T8">GNU/Linux(Debian, Kali, Raspbian), Unix, Android, Windows</text:span></text:p>
          </table:table-cell>
        </table:table-row>
        <table:table-row>
          <table:table-cell office:value-type="string">
            <text:p text:style-name="P33"><text:span text:style-name="T24">Programming Languages</text:span> </text:p>
          </table:table-cell>
          <table:table-cell office:value-type="string">
            <text:p text:style-name="P6"><text:s/><text:span text:style-name="T24">x</text:span>86 <text:span text:style-name="T24">Assembly</text:span>, C, C++, C#, Java, Python, <text:span text:style-name="T24">Ruby</text:span>, Shell <text:span text:style-name="T24">scripts</text:span></text:p>
          </table:table-cell>
        </table:table-row>
        <table:table-row>
          <table:table-cell office:value-type="string">
            <text:p text:style-name="P36">Modeling</text:p>
          </table:table-cell>
          <table:table-cell office:value-type="string">
            <text:p text:style-name="P7"><text:s/><text:span text:style-name="T9">UML</text:span></text:p>
          </table:table-cell>
        </table:table-row>
        <table:table-row>
          <table:table-cell office:value-type="string">
            <text:p text:style-name="P33">Web <text:span text:style-name="T24">Development</text:span></text:p>
          </table:table-cell>
          <table:table-cell office:value-type="string">
            <text:p text:style-name="P7"><text:s/><text:span text:style-name="T9">HTML5, CSS3, PHP, jQuery, SQL, PL-SQL</text:span></text:p>
          </table:table-cell>
        </table:table-row>
        <table:table-row>
          <table:table-cell office:value-type="string">
            <text:p text:style-name="P33"><text:span text:style-name="T25">Databases</text:span> </text:p>
          </table:table-cell>
          <table:table-cell office:value-type="string">
            <text:p text:style-name="P7"><text:s/><text:span text:style-name="T9">MySQL, Oracle EE, MongoDB</text:span></text:p>
          </table:table-cell>
        </table:table-row>
        <table:table-row>
          <table:table-cell office:value-type="string">
            <text:p text:style-name="P37">Networking</text:p>
          </table:table-cell>
          <table:table-cell office:value-type="string">
            <text:p text:style-name="P7"><text:s/><text:span text:style-name="T9">TCP/IP, firewalls, routing, switching</text:span></text:p>
          </table:table-cell>
        </table:table-row>
        <table:table-row>
          <table:table-cell office:value-type="string">
            <text:p text:style-name="P37">Graphic Design</text:p>
          </table:table-cell>
          <table:table-cell office:value-type="string">
            <text:p text:style-name="P8"><text:s/><text:span text:style-name="T10">Inkscape, GIMP, Adobe Photoshop, Adobe After Effects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erial2" svg:font-family="Aerial" style:font-pitch="variable"/>
    <style:font-face style:name="Aerial1" svg:font-family="Aerial" style:font-adornments="Bold" style:font-pitch="variable"/>
    <style:font-face style:name="Aerial" svg:font-family="Aerial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ots1-length="0.0075in" draw:dots2="1" draw:dots2-length="0.0075in" draw:distance="0.0075in"/>
    <draw:stroke-dash draw:name="Dashed_20__28_var_29__20_6" draw:display-name="Dashed (var) 6" draw:style="rect" draw:dots1="1" draw:dots1-length="0.0075in" draw:dots2="1" draw:dots2-length="0.0075in" draw:distance="0.0075in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0972in" fo:margin-bottom="0.0835in" loext:contextual-spacing="false" fo:background-color="transparent">
        <style:tab-stops/>
      </style:paragraph-properties>
      <style:text-properties fo:color="#336699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Aerial" fo:font-family="Aerial" style:font-style-name="Regular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color="#808080" style:font-name="DejaVu Sans Condensed" fo:font-family="'DejaVu Sans Condensed'" style:font-style-name="Condensed Bold" style:font-family-generic="swiss" style:font-pitch="variable" fo:font-weight="normal" style:font-size-asian="10.5pt" style:font-weight-asian="bold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ection_20_Name" style:display-name="Section Name" style:family="paragraph" style:parent-style-name="Heading_20_1" style:default-outline-level="" style:list-style-name="" style:master-page-name="">
      <style:paragraph-properties style:page-number="auto"/>
      <style:text-properties fo:color="#000000" style:font-name="Aerial1" fo:font-family="Aerial" style:font-style-name="Bold" style:font-pitch="variable" fo:font-size="8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02in" fo:margin-bottom="0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8:08:30.653000000</meta:creation-date>
    <meta:editing-duration>P0D</meta:editing-duration>
    <meta:editing-cycles>1</meta:editing-cycles>
    <meta:generator>LibreOffice/5.3.1.2$Windows_X86_64 LibreOffice_project/e80a0e0fd1875e1696614d24c32df0f95f03deb2</meta:generator>
    <dc:title>resume</dc:title>
    <meta:keyword>Computer Science</meta:keyword>
    <meta:keyword>Software</meta:keyword>
    <meta:keyword>Security</meta:keyword>
    <meta:document-statistic meta:table-count="4" meta:image-count="4" meta:object-count="0" meta:page-count="1" meta:paragraph-count="62" meta:word-count="196" meta:character-count="1469" meta:non-whitespace-character-count="1289"/>
    <meta:template xlink:type="simple" xlink:actuate="onRequest" xlink:title="resume" xlink:href="../../../AppData/Roaming/LibreOffice/4/user/template/resume.ott" meta:date="2017-04-14T08:08:30.235000000"/>
  </office:meta>
</office:document-meta>
</file>